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2" style:family="paragraph" style:parent-style-name="Standard" style:list-style-name="L1">
      <style:paragraph-properties fo:margin-top="0in" fo:margin-bottom="0.1598in" loext:contextual-spacing="false"/>
      <style:text-properties style:font-name="Lato"/>
    </style:style>
    <style:style style:name="P3" style:family="paragraph" style:parent-style-name="Standard" style:list-style-name="L1">
      <style:paragraph-properties fo:margin-top="0in" fo:margin-bottom="0.1598in" loext:contextual-spacing="false"/>
      <style:text-properties style:font-name="Lato" fo:background-color="#dbfeca"/>
    </style:style>
    <style:style style:name="P4" style:family="paragraph" style:parent-style-name="Standard" style:list-style-name="L2">
      <style:paragraph-properties fo:margin-top="0in" fo:margin-bottom="0.1598in" loext:contextual-spacing="false"/>
      <style:text-properties style:font-name="Lato" fo:background-color="#dbfeca"/>
    </style:style>
    <style:style style:name="P5" style:family="paragraph" style:parent-style-name="Standard" style:list-style-name="L3">
      <style:paragraph-properties fo:margin-top="0in" fo:margin-bottom="0.1598in" loext:contextual-spacing="false"/>
      <style:text-properties style:font-name="Lato" fo:background-color="#dbfeca"/>
    </style:style>
    <style:style style:name="P6" style:family="paragraph" style:parent-style-name="Standard" style:list-style-name="L4">
      <style:paragraph-properties fo:margin-top="0in" fo:margin-bottom="0.1598in" loext:contextual-spacing="false"/>
      <style:text-properties style:font-name="Lato" fo:background-color="#dbfeca"/>
    </style:style>
    <style:style style:name="P7" style:family="paragraph" style:parent-style-name="Standard" style:list-style-name="L5">
      <style:paragraph-properties fo:margin-top="0in" fo:margin-bottom="0.1598in" loext:contextual-spacing="false"/>
      <style:text-properties style:font-name="Lato" fo:background-color="#dbfeca"/>
    </style:style>
    <style:style style:name="P8" style:family="paragraph" style:parent-style-name="Standard" style:list-style-name="L6">
      <style:paragraph-properties fo:margin-top="0in" fo:margin-bottom="0.1598in" loext:contextual-spacing="false"/>
      <style:text-properties style:font-name="Lato" fo:background-color="#dbfeca"/>
    </style:style>
    <style:style style:name="P9" style:family="paragraph" style:parent-style-name="Standard" style:list-style-name="L8">
      <style:paragraph-properties fo:margin-top="0in" fo:margin-bottom="0.1598in" loext:contextual-spacing="false"/>
      <style:text-properties style:font-name="Lato" fo:background-color="#dbfeca"/>
    </style:style>
    <style:style style:name="P10" style:family="paragraph" style:parent-style-name="Standard" style:list-style-name="L9">
      <style:paragraph-properties fo:margin-top="0in" fo:margin-bottom="0.1598in" loext:contextual-spacing="false"/>
      <style:text-properties style:font-name="Lato" fo:background-color="#dbfeca"/>
    </style:style>
    <style:style style:name="P11" style:family="paragraph" style:parent-style-name="Standard" style:list-style-name="L10">
      <style:paragraph-properties fo:margin-top="0in" fo:margin-bottom="0.1598in" loext:contextual-spacing="false"/>
      <style:text-properties style:font-name="Lato" fo:background-color="#dbfeca"/>
    </style:style>
    <style:style style:name="P12" style:family="paragraph" style:parent-style-name="Standard" style:list-style-name="L2">
      <style:paragraph-properties fo:margin-top="0in" fo:margin-bottom="0.1598in" loext:contextual-spacing="false"/>
      <style:text-properties style:font-name="Lato"/>
    </style:style>
    <style:style style:name="P13" style:family="paragraph" style:parent-style-name="Standard" style:list-style-name="L3">
      <style:paragraph-properties fo:margin-top="0in" fo:margin-bottom="0.1598in" loext:contextual-spacing="false"/>
      <style:text-properties style:font-name="Lato"/>
    </style:style>
    <style:style style:name="P14" style:family="paragraph" style:parent-style-name="Standard" style:list-style-name="L4">
      <style:paragraph-properties fo:margin-top="0in" fo:margin-bottom="0.1598in" loext:contextual-spacing="false"/>
      <style:text-properties style:font-name="Lato"/>
    </style:style>
    <style:style style:name="P15" style:family="paragraph" style:parent-style-name="Standard" style:list-style-name="L5">
      <style:paragraph-properties fo:margin-top="0in" fo:margin-bottom="0.1598in" loext:contextual-spacing="false"/>
      <style:text-properties style:font-name="Lato"/>
    </style:style>
    <style:style style:name="P16" style:family="paragraph" style:parent-style-name="Standard" style:list-style-name="L6">
      <style:paragraph-properties fo:margin-top="0in" fo:margin-bottom="0.1598in" loext:contextual-spacing="false"/>
      <style:text-properties style:font-name="Lato"/>
    </style:style>
    <style:style style:name="P17" style:family="paragraph" style:parent-style-name="Standard" style:list-style-name="L7">
      <style:paragraph-properties fo:margin-top="0in" fo:margin-bottom="0.1598in" loext:contextual-spacing="false"/>
      <style:text-properties style:font-name="Lato"/>
    </style:style>
    <style:style style:name="P18" style:family="paragraph" style:parent-style-name="Standard" style:list-style-name="L8">
      <style:paragraph-properties fo:margin-top="0in" fo:margin-bottom="0.1598in" loext:contextual-spacing="false"/>
      <style:text-properties style:font-name="Lato"/>
    </style:style>
    <style:style style:name="P19" style:family="paragraph" style:parent-style-name="Standard" style:list-style-name="L9">
      <style:paragraph-properties fo:margin-top="0in" fo:margin-bottom="0.1598in" loext:contextual-spacing="false"/>
      <style:text-properties style:font-name="Lato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KDE is mostly written in ___________.</text:p>
      <text:p text:style-name="P1">C++</text:p>
      <text:p text:style-name="P1">C</text:p>
      <text:p text:style-name="P1">K</text:p>
      <text:p text:style-name="P1">CDE</text:p>
      <text:p text:style-name="P1">Question 2</text:p>
      <text:p text:style-name="P1">The Gnome desktop and its derivatives are the default desktop for which of the following popular Linux distributions?</text:p>
      <text:p text:style-name="P1">(choose three)</text:p>
      <text:p text:style-name="P1">Fedora</text:p>
      <text:p text:style-name="P1">Xubuntu</text:p>
      <text:p text:style-name="P1">Debian</text:p>
      <text:p text:style-name="P1">Ubuntu</text:p>
      <text:p text:style-name="P1">Question 3</text:p>
      <text:p text:style-name="P1">Xfce is not ideal for older computers with less RAM and slower video cards.</text:p>
      <text:p text:style-name="P1">True or False?</text:p>
      <text:p text:style-name="P1">True</text:p>
      <text:p text:style-name="P1">False</text:p>
      <text:p text:style-name="P1">Question 4</text:p>
      <text:p text:style-name="P1">The KDE desktop environment includes which of the following applications:</text:p>
      <text:p text:style-name="P1">(choose three)</text:p>
      <text:p text:style-name="P1">GTK</text:p>
      <text:p text:style-name="P1">Konqueror</text:p>
      <text:p text:style-name="P1">Thunar</text:p>
      <text:p text:style-name="P1">Krita</text:p>
      <text:p text:style-name="P1">Amarok</text:p>
      <text:p text:style-name="P1"><text:soft-page-break/>Question 5</text:p>
      <text:p text:style-name="P1">The ____________ package is a meta-package containing the full suite of GNOME applications and components.</text:p>
      <text:p text:style-name="P1">garden-gnome</text:p>
      <text:p text:style-name="P1">garden-session</text:p>
      <text:p text:style-name="P1">gnome-session</text:p>
      <text:p text:style-name="P1">session-gnome</text:p>
      <text:p text:style-name="P1">Question 6</text:p>
      <text:p text:style-name="P1">Which of the following commands will install the GNOME desktop environment on a Red-Hat derived distribution?</text:p>
      <text:p text:style-name="P1">apt-get install xserver-xorg gnome-session</text:p>
      <text:p text:style-name="P1">apt-get install gnome-session</text:p>
      <text:p text:style-name="P1">yum groupinstall gnome-desktop</text:p>
      <text:p text:style-name="P1">yum groupinstall general-desktop</text:p>
      <text:p text:style-name="P1">Question 7</text:p>
      <text:p text:style-name="P1">The Debian-derived KDE package name for a particular language follows the form:</text:p>
      <text:p text:style-name="P1">kde-locale-code</text:p>
      <text:p text:style-name="P1">kde-i18n-locale</text:p>
      <text:p text:style-name="P1">kde-locale-code-i18n</text:p>
      <text:p text:style-name="P1">kde-i18n-locale-code</text:p>
      <text:p text:style-name="P1">Question 8</text:p>
      <text:p text:style-name="P1">Which of the following is not a local Desktop Environment?</text:p>
      <text:p text:style-name="P1">Gnome</text:p>
      <text:p text:style-name="P1">Xfce</text:p>
      <text:p text:style-name="P1">KDE</text:p>
      <text:p text:style-name="P1">VNC</text:p>
      <text:p text:style-name="P1">Question 9</text:p>
      <text:p text:style-name="P1"><text:soft-page-break/>XDMCP is a secure protocol built into Xorg, used to share a remote screen.</text:p>
      <text:p text:style-name="P1">True or False?</text:p>
      <text:p text:style-name="P1">True</text:p>
      <text:p text:style-name="P1">False</text:p>
      <text:p text:style-name="P1">Question 10</text:p>
      <text:p text:style-name="P1">RDP is an open source protocol included in Microsoft Windows.</text:p>
      <text:p text:style-name="P1">True or False?</text:p>
      <text:p text:style-name="P1">True</text:p>
      <text:p text:style-name="P1">Fals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7:31:39.448432832</meta:creation-date>
    <dc:date>2022-04-25T14:31:31.321171675</dc:date>
    <meta:editing-duration>PT27M3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3" meta:paragraph-count="60" meta:word-count="202" meta:character-count="1319" meta:non-whitespace-character-count="1177"/>
  </office:meta>
</office:document-meta>
</file>